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4000002BC82A8CE30.png"/>
  <manifest:file-entry manifest:media-type="image/gif" manifest:full-path="Pictures/100002000000001200000012929983B4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3cm" fo:min-width="24.314cm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cm" fo:min-width="3.584cm"/>
    </style:style>
    <style:style style:name="gr11" style:family="graphic" style:parent-style-name="standard">
      <style:graphic-properties svg:stroke-width="0.3cm" svg:stroke-color="#ffd82a" draw:marker-start-width="0.65cm" draw:marker-end-width="0.65cm" draw:fill="none" draw:textarea-horizontal-align="center" draw:textarea-vertical-align="middle" fo:padding-top="0.275cm" fo:padding-bottom="0.275cm" fo:padding-left="0.4cm" fo:padding-right="0.4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3" style:family="graphic" style:parent-style-name="standard">
      <style:graphic-properties svg:stroke-width="0.2cm" svg:stroke-color="#ffd82a" draw:marker-start-width="0.5cm" draw:marker-end-width="0.5cm" draw:fill="none" draw:fill-color="#ffd82a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9cm" fo:min-width="3.584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9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cm" fo:min-width="0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4" style:family="graphic" style:parent-style-name="standard">
      <style:graphic-properties draw:stroke="none" svg:stroke-width="0cm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25" style:family="graphic" style:parent-style-name="standard">
      <style:graphic-properties draw:stroke="none" draw:fill="solid" draw:fill-color="#e6e6e6" draw:fill-gradient-name="Axial_20_light_20_red_2f_white" draw:fill-hatch-name="Black_20_0_20_Degrees" draw:opacity="20%" draw:textarea-horizontal-align="justify" draw:textarea-vertical-align="middle" draw:auto-grow-height="false" fo:min-height="0cm" fo:min-width="0cm" draw:shadow="hidden" draw:shadow-opacity="20%"/>
    </style:style>
    <style:style style:name="gr26" style:family="graphic" style:parent-style-name="standard">
      <style:graphic-properties draw:stroke="none" draw:fill="solid" draw:fill-color="#e6e6e6" draw:opacity="20%" draw:textarea-horizontal-align="justify" draw:textarea-vertical-align="middle" draw:auto-grow-height="false" fo:min-height="0cm" fo:min-width="0cm" draw:shadow-opacity="20%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1" style:family="graphic" style:parent-style-name="standard">
      <style:graphic-properties draw:stroke="none" svg:stroke-width="0cm" draw:marker-start-width="0.2cm" draw:marker-end-width="0.2cm" draw:fill="solid" draw:fill-color="#c0c0c0" draw:textarea-horizontal-align="justify" draw:textarea-vertical-align="middle" draw:auto-grow-height="false" fo:padding-top="0.125cm" fo:padding-bottom="0.125cm" fo:padding-left="0.25cm" fo:padding-right="0.25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0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41" style:family="graphic" style:parent-style-name="standard">
      <style:graphic-properties draw:stroke="none" draw:fill="solid" draw:fill-color="#ffd82a" draw:textarea-horizontal-align="justify" draw:textarea-vertical-align="middle" draw:auto-grow-height="false"/>
    </style:style>
    <style:style style:name="gr42" style:family="graphic" style:parent-style-name="standard">
      <style:graphic-properties draw:stroke="none" draw:fill="solid" draw:fill-color="#fff2a6" draw:textarea-horizontal-align="justify" draw:textarea-vertical-align="middle" draw:auto-grow-height="false"/>
    </style:style>
    <style:style style:name="gr4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49cm" fo:min-width="5.73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589cm" fo:min-width="5.73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7" style:family="graphic" style:parent-style-name="standard">
      <style:graphic-properties draw:stroke="none" draw:fill="solid" draw:fill-color="#ffd82a" draw:textarea-horizontal-align="center" draw:textarea-vertical-align="middle"/>
    </style:style>
    <style:style style:name="gr4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5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5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5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3" style:family="graphic" style:parent-style-name="standard">
      <style:graphic-properties svg:stroke-width="0.1cm" svg:stroke-color="#80808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1" style:family="graphic" style:parent-style-name="standard">
      <style:graphic-properties draw:fill="solid" draw:fill-color="#ffffff" draw:textarea-horizontal-align="center" draw:textarea-vertical-align="middle"/>
    </style:style>
    <style:style style:name="gr6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16cm" fo:min-width="22.046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family="'Ope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margin-top="0cm" fo:margin-bottom="0.5cm" fo:line-height="100%"/>
    </style:style>
    <style:style style:name="P4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paragraph-properties fo:line-height="80%"/>
    </style:style>
    <style:style style:name="P7" style:family="paragraph"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P8" style:family="paragraph">
      <style:paragraph-properties fo:line-height="80%"/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P9" style:family="paragraph">
      <style:text-properties fo:color="#ffd82a" fo:font-family="'Open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P10" style:family="paragraph">
      <style:paragraph-properties fo:line-height="80%"/>
      <style:text-properties fo:font-size="54pt"/>
    </style:style>
    <style:style style:name="P11" style:family="paragraph">
      <style:paragraph-properties fo:margin-top="0cm" fo:margin-bottom="0.5cm" fo:line-height="100%"/>
      <style:text-properties fo:font-size="32pt"/>
    </style:style>
    <style:style style:name="P12" style:family="paragraph">
      <style:paragraph-properties fo:text-align="center"/>
      <style:text-properties fo:color="#ffd82a" fo:font-family="'Open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P13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4" style:family="paragraph">
      <style:paragraph-properties fo:margin-top="0cm" fo:margin-bottom="0.5cm" fo:line-height="100%" fo:text-align="center"/>
    </style:style>
    <style:style style:name="P15" style:family="paragraph">
      <style:paragraph-properties fo:margin-top="0cm" fo:margin-bottom="0.5cm" fo:line-height="100%" fo:text-align="center"/>
      <style:text-properties fo:color="#333333" fo:font-family="'Open Sans'" style:font-style-name="Predeterminado" style:font-family-generic="swiss" style:font-pitch="variable" fo:font-size="26pt" style:font-size-asian="26pt" style:font-size-complex="26pt"/>
    </style:style>
    <style:style style:name="P16" style:family="paragraph">
      <style:paragraph-properties fo:margin-top="0cm" fo:margin-bottom="0.5cm" fo:line-height="100%"/>
      <style:text-properties fo:color="#b3b3b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7" style:family="paragraph">
      <style:paragraph-properties fo:margin-top="0cm" fo:margin-bottom="0.5cm" fo:line-height="100%" fo:text-align="center"/>
      <style:text-properties fo:color="#b3b3b3" fo:font-family="'Open Sans'" style:font-style-name="Predeterminado" style:font-family-generic="swiss" style:font-pitch="variable" fo:font-size="26pt" style:font-size-asian="26pt" style:font-size-complex="26pt"/>
    </style:style>
    <style:style style:name="P18" style:family="paragraph">
      <style:text-properties fo:font-family="'Arial Black'" style:font-family-generic="swiss" style:font-pitch="variable"/>
    </style:style>
    <style:style style:name="P19" style:family="paragraph">
      <style:text-properties fo:font-family="'Arial Black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20" style:family="paragraph">
      <style:text-properties fo:font-family="'Courier New'" style:font-family-generic="modern" style:font-pitch="fixed" fo:font-size="40pt" style:font-size-asian="40pt" style:font-size-complex="40pt"/>
    </style:style>
    <style:style style:name="P21" style:family="paragraph">
      <style:text-properties fo:font-family="'Courier New'" style:font-family-generic="modern" style:font-pitch="fixed" fo:font-size="40pt" fo:font-weight="bold" style:font-size-asian="40pt" style:font-weight-asian="bold" style:font-size-complex="40pt" style:font-weight-complex="bold"/>
    </style:style>
    <style:style style:name="P22" style:family="paragraph">
      <style:text-properties fo:font-family="'Arial Black'" style:font-family-generic="swiss" style:font-pitch="variable" fo:font-size="18pt"/>
    </style:style>
    <style:style style:name="P23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20pt" style:font-size-asian="20pt" style:font-size-complex="20pt"/>
    </style:style>
    <style:style style:name="T1" style:family="text">
      <style:text-properties fo:font-family="'Ope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family="'Open Sans'" style:font-family-generic="swiss" style:font-pitch="variable" fo:font-size="54pt" fo:font-weight="normal" style:font-size-asian="54pt" style:font-weight-asian="normal" style:font-size-complex="54pt" style:font-weight-complex="normal"/>
    </style:style>
    <style:style style:name="T3" style:family="text">
      <style:text-properties fo:color="#333333" fo:font-family="'Open Sans'" style:font-style-name="Predeterminado" style:font-family-generic="swiss" style:font-pitch="variable" fo:font-size="32pt" style:font-size-asian="32pt" style:font-size-complex="32pt"/>
    </style:style>
    <style:style style:name="T4" style:family="text">
      <style:text-properties fo:color="#333333" fo:font-family="'Open Sans'" style:font-style-name="Predeterminado" style:font-family-generic="swiss" style:font-pitch="variable" fo:font-size="18pt" style:font-size-asian="18pt" style:font-size-complex="18pt"/>
    </style:style>
    <style:style style:name="T5" style:family="text"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T6" style:family="text">
      <style:text-properties fo:color="#33333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333333" fo:font-family="'Open Sans'" style:font-style-name="Predeterminado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color="#999999"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T9" style:family="text">
      <style:text-properties fo:color="#999999" fo:font-family="'Open Sans'" style:font-family-generic="swiss" style:font-pitch="variable" fo:font-size="54pt" fo:letter-spacing="-0.141cm" fo:font-weight="normal" style:font-size-asian="54pt" style:font-weight-asian="normal" style:font-size-complex="54pt" style:font-weight-complex="normal"/>
    </style:style>
    <style:style style:name="T10" style:family="text">
      <style:text-properties fo:color="#333333" fo:font-family="'Open Sans'" style:font-style-name="Predeterminado" style:font-family-generic="swiss" style:font-pitch="variable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1" style:family="text">
      <style:text-properties fo:color="#333333" fo:font-family="'Open Sans'" style:font-style-name="Predeterminado" style:font-family-generic="swiss" style:font-pitch="variable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333333" fo:font-family="'Open Sans'" style:font-style-name="Predeterminado" style:font-family-generic="swiss" style:font-pitch="variable"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color="#ffd82a" fo:font-family="'Open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T14" style:family="text">
      <style:text-properties fo:color="#333333" fo:font-family="'Open Sans'" style:font-style-name="Predeterminado" style:font-family-generic="swiss" style:font-pitch="variable" fo:font-size="32pt" fo:font-style="italic" style:font-size-asian="32pt" style:font-style-asian="italic" style:font-size-complex="32pt" style:font-style-complex="italic"/>
    </style:style>
    <style:style style:name="T15" style:family="text">
      <style:text-properties fo:color="#333333" fo:font-family="'Open Sans'" style:font-style-name="Predeterminado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6" style:family="text">
      <style:text-properties fo:color="#333333" fo:font-family="'Open Sans'" style:font-style-name="Predeterminado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7" style:family="text">
      <style:text-properties fo:color="#333333" fo:font-family="'Open Sans'" style:font-style-name="Predeterminado" style:font-family-generic="swiss" style:font-pitch="variable" fo:font-size="26pt" style:font-size-asian="26pt" style:font-size-complex="26pt"/>
    </style:style>
    <style:style style:name="T18" style:family="text">
      <style:text-properties fo:color="#b3b3b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9" style:family="text">
      <style:text-properties fo:color="#b3b3b3" fo:font-family="'Open Sans'" style:font-style-name="Predeterminado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20" style:family="text">
      <style:text-properties fo:color="#b3b3b3" fo:font-family="'Open Sans'" style:font-style-name="Predeterminado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b3b3b3" fo:font-family="'Open Sans'" style:font-family-generic="swiss" style:font-pitch="variable" fo:font-size="54pt" fo:letter-spacing="-0.141cm" fo:font-weight="normal" style:font-size-asian="54pt" style:font-weight-asian="normal" style:font-size-complex="54pt" style:font-weight-complex="normal"/>
    </style:style>
    <style:style style:name="T22" style:family="text">
      <style:text-properties fo:color="#b3b3b3" fo:font-family="'Open Sans'" style:font-style-name="Predeterminado" style:font-family-generic="swiss" style:font-pitch="variable" fo:font-size="26pt" style:font-size-asian="26pt" style:font-size-complex="26pt"/>
    </style:style>
    <style:style style:name="T23" style:family="text">
      <style:text-properties fo:font-family="'Courier New'" style:font-family-generic="modern" style:font-pitch="fixed" fo:font-size="40pt" style:font-size-asian="40pt" style:font-size-complex="40pt"/>
    </style:style>
    <style:style style:name="T24" style:family="text">
      <style:text-properties fo:font-family="'Arial Black'" style:font-family-generic="swiss" style:font-pitch="variable"/>
    </style:style>
    <style:style style:name="T25" style:family="text">
      <style:text-properties fo:font-family="'Courier New'" style:font-family-generic="modern" style:font-pitch="fixed" fo:font-size="40pt" fo:font-weight="bold" style:font-size-asian="40pt" style:font-weight-asian="bold" style:font-size-complex="40pt" style:font-weight-complex="bold"/>
    </style:style>
    <style:style style:name="T26" style:family="text">
      <style:text-properties fo:font-family="'Arial Black'" style:font-family-generic="swiss" style:font-pitch="variable" fo:font-size="18pt"/>
    </style:style>
    <style:style style:name="T27" style:family="text">
      <style:text-properties fo:color="#b3b3b3"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T28" style:family="text">
      <style:text-properties fo:color="#333333" fo:font-family="'Open Sans'" style:font-style-name="Predeterminado" style:font-family-generic="swiss" style:font-pitch="variable" fo:font-size="20pt" style:font-size-asian="20pt" style:font-size-complex="20pt"/>
    </style:style>
    <style:style style:name="T29" style:family="text">
      <style:text-properties fo:color="#333333" fo:font-family="'Open Sans'" style:font-style-name="Predeterminado" style:font-family-generic="swiss" style:font-pitch="variable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2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3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4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5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6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7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8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9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10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</text:list-style>
    <text:list-style style:name="L3">
      <text:list-level-style-image text:level="1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2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3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4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5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6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7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8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9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10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0.874cm" svg:height="10.874cm" svg:x="8.4cm" svg:y="5.3cm">
          <draw:image xlink:href="../dominous_transp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2" draw:layer="layout" svg:width="24.814cm" svg:height="5.441cm" svg:x="1.686cm" svg:y="3.037cm">
          <draw:text-box>
            <text:p><text:span text:style-name="T1">Dominous</text:span></text:p>
            <text:p><text:span text:style-name="T2">Simulador libre de dominó</text:span></text:p>
          </draw:text-box>
        </draw:frame>
        <draw:frame draw:style-name="gr4" draw:text-style-name="P4" draw:layer="layout" svg:width="24.5cm" svg:height="10.5cm" svg:x="1.905cm" svg:y="9.786cm">
          <draw:text-box>
            <text:p text:style-name="P3"><text:span text:style-name="T3">Ignacio Palomo Duarte</text:span><text:span text:style-name="T3"><text:line-break/></text:span><text:span text:style-name="T3">Proyecto Fin de Carrera</text:span></text:p>
            <text:p text:style-name="P3"><text:span text:style-name="T4">Ingeniería Técnica en Informática de Gestión, Universidad de Cádiz</text:span><text:span text:style-name="T4"><text:line-break/></text:span><text:span text:style-name="T4">Noviembre, 201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7" draw:layer="layout" svg:width="24.814cm" svg:height="2.963cm" svg:x="1.686cm" svg:y="3.037cm">
          <draw:text-box>
            <text:p text:style-name="P6"><text:span text:style-name="T5">Índice</text:span></text:p>
          </draw:text-box>
        </draw:frame>
        <draw:frame draw:style-name="gr5" draw:text-style-name="P4" draw:layer="layout" svg:width="24.5cm" svg:height="10.5cm" svg:x="2cm" svg:y="7cm">
          <draw:text-box>
            <text:list text:style-name="L2">
              <text:list-item>
                <text:p text:style-name="P3"><text:span text:style-name="T3">Introducción al dominó</text:span></text:p>
              </text:list-item>
              <text:list-item>
                <text:p text:style-name="P3"><text:span text:style-name="T3">Planificación</text:span></text:p>
              </text:list-item>
              <text:list-item>
                <text:p text:style-name="P3"><text:span text:style-name="T3">Desarrollo</text:span></text:p>
              </text:list-item>
              <text:list-item>
                <text:p text:style-name="P3"><text:span text:style-name="T3">Conclusiones</text:span></text:p>
              </text:list-item>
              <text:list-item>
                <text:p text:style-name="P3"><text:span text:style-name="T3">Demostració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¿Qué es dominous?</text:span></text:p>
          </draw:text-box>
        </draw:frame>
        <draw:frame draw:style-name="gr6" draw:text-style-name="P4" draw:layer="layout" svg:width="24.5cm" svg:height="10.5cm" svg:x="2cm" svg:y="7cm">
          <draw:text-box>
            <text:list text:style-name="L2">
              <text:list-item>
                <text:p text:style-name="P3"><text:span text:style-name="T3">Dominous es un </text:span><text:span text:style-name="T6">videojuego de dominó</text:span></text:p>
              </text:list-item>
              <text:list-item>
                <text:p text:style-name="P3"><text:span text:style-name="T3">También es </text:span><text:span text:style-name="T6">Software libre</text:span></text:p>
              </text:list-item>
              <text:list-item>
                <text:p text:style-name="P3"><text:span text:style-name="T3">Utiliza </text:span><text:span text:style-name="T6">Sistemas Expertos</text:span></text:p>
              </text:list-item>
              <text:list-item>
                <text:p text:style-name="P3"><text:span text:style-name="T3">Tutorial, modo laboratorio, sistema de themes, creación de nuevos jugadores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screenshots_gam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7" draw:layer="layout" svg:width="24.814cm" svg:height="2.963cm" svg:x="1.686cm" svg:y="3.037cm">
          <draw:text-box>
            <text:p text:style-name="P6"><text:span text:style-name="T5">¿Por qué dominous?</text:span></text:p>
          </draw:text-box>
        </draw:frame>
        <draw:frame draw:style-name="gr7" draw:text-style-name="P4" draw:layer="layout" svg:width="24.5cm" svg:height="10.5cm" svg:x="2.031cm" svg:y="6.851cm">
          <draw:text-box>
            <text:list text:style-name="L2">
              <text:list-item>
                <text:p text:style-name="P3"><text:span text:style-name="T3">El dominó es un </text:span><text:span text:style-name="T6">juego complejo</text:span><text:span text:style-name="T6"><text:line-break/></text:span><text:span text:style-name="T7"> <text:s text:c="5"/>a pesar de la creencia popular</text:span></text:p>
              </text:list-item>
              <text:list-item>
                <text:p text:style-name="P3"><text:span text:style-name="T3">No existen </text:span><text:span text:style-name="T6">dominós libres</text:span></text:p>
              </text:list-item>
              <text:list-item>
                <text:p text:style-name="P3"><text:span text:style-name="T6">Reto</text:span><text:span text:style-name="T3"> con IA, interfaces, programación gráfica, audio, diseño gráfico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ominó </text:span><text:span text:style-name="T8">básico </text:span><text:span text:style-name="T9">1/2</text:span></text:p>
          </draw:text-box>
        </draw:frame>
        <draw:frame draw:style-name="gr8" draw:text-style-name="P4" draw:layer="layout" svg:width="24.842cm" svg:height="10.973cm" svg:x="2.031cm" svg:y="6.531cm">
          <draw:text-box>
            <text:list text:style-name="L2">
              <text:list-item>
                <text:p text:style-name="P3"><text:span text:style-name="T3">Dos </text:span><text:span text:style-name="T6">parejas</text:span></text:p>
              </text:list-item>
              <text:list-item>
                <text:p text:style-name="P3"><text:span text:style-name="T6">28</text:span><text:span text:style-name="T3"> fichas, </text:span><text:span text:style-name="T6">7</text:span><text:span text:style-name="T3"> fichas por jugador</text:span></text:p>
              </text:list-item>
              <text:list-item>
                <text:p text:style-name="P3"><text:span text:style-name="T6">La partida </text:span><text:span text:style-name="T7">se divide en </text:span><text:span text:style-name="T6">manos</text:span></text:p>
              </text:list-item>
            </text:list>
            <text:list text:style-name="L3">
              <text:list-item>
                <text:p text:style-name="P3"><text:span text:style-name="T7">Gana la mano el equipo que:</text:span><text:span text:style-name="T7"><text:line-break/></text:span><text:span text:style-name="T7"> <text:s text:c="4"/>se queda </text:span><text:span text:style-name="T6">sin fichas </text:span><text:span text:style-name="T7">o</text:span><text:span text:style-name="T7"><text:line-break/></text:span><text:span text:style-name="T7"> <text:s text:c="4"/>el que </text:span><text:span text:style-name="T6">menos puntos tenga al cerra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ominó </text:span><text:span text:style-name="T8">básico </text:span><text:span text:style-name="T9">2/2</text:span></text:p>
          </draw:text-box>
        </draw:frame>
        <draw:frame draw:style-name="gr9" draw:text-style-name="P4" draw:layer="layout" svg:width="24.842cm" svg:height="10.973cm" svg:x="2.031cm" svg:y="6.531cm">
          <draw:text-box>
            <text:list text:style-name="L2">
              <text:list-item>
                <text:p text:style-name="P3"><text:span text:style-name="T3">Cultura del dominó</text:span></text:p>
                <text:p text:style-name="P3"><text:span text:style-name="T10"><text:s text:c="2"/>“</text:span><text:span text:style-name="T10">El dominó es un juego de señores“ <text:s/></text:span></text:p>
              </text:list-item>
              <text:list-item>
                <text:p text:style-name="P3"><text:span text:style-name="T11">Prohibido</text:span><text:span text:style-name="T11"><text:line-break/></text:span><text:span text:style-name="T11"> <text:s text:c="4"/></text:span><text:span text:style-name="T12">Comunicación </text:span><text:span text:style-name="T11">entre compañeros</text:span><text:span text:style-name="T11"><text:line-break/></text:span><text:span text:style-name="T11"> <text:s text:c="4"/></text:span><text:span text:style-name="T12">Forzar el paso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3"><text:span text:style-name="T11">Fomenta </text:span><text:span text:style-name="T12">compañerismo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10" draw:text-style-name="P9" draw:layer="layout" svg:width="4.084cm" svg:height="3.71cm" svg:x="2.279cm" svg:y="7.768cm">
          <draw:text-box>
            <text:p><text:span text:style-name="T13">¿?</text:span></text:p>
          </draw:text-box>
        </draw:frame>
        <draw:ellipse draw:style-name="gr11" draw:text-style-name="P1" draw:layer="layout" svg:width="4.714cm" svg:height="4.768cm" svg:x="1.363cm" svg:y="7.478cm">
          <text:p/>
        </draw:ellipse>
        <draw:frame draw:style-name="gr10" draw:text-style-name="P9" draw:layer="layout" svg:width="4.084cm" svg:height="3.71cm" svg:x="12.133cm" svg:y="1.417cm">
          <draw:text-box>
            <text:p><text:span text:style-name="T13">¿?</text:span></text:p>
          </draw:text-box>
        </draw:frame>
        <draw:ellipse draw:style-name="gr11" draw:text-style-name="P1" draw:layer="layout" svg:width="4.714cm" svg:height="4.768cm" svg:x="11.217cm" svg:y="1.127cm">
          <text:p/>
        </draw:ellipse>
        <draw:frame draw:style-name="gr10" draw:text-style-name="P9" draw:layer="layout" svg:width="4.084cm" svg:height="3.71cm" svg:x="22.944cm" svg:y="7.903cm">
          <draw:text-box>
            <text:p><text:span text:style-name="T13">¿?</text:span></text:p>
          </draw:text-box>
        </draw:frame>
        <draw:ellipse draw:style-name="gr11" draw:text-style-name="P1" draw:layer="layout" svg:width="4.714cm" svg:height="4.768cm" svg:x="22.028cm" svg:y="7.613cm">
          <text:p/>
        </draw:ellips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12" draw:text-style-name="P1" draw:layer="layout" svg:width="25.514cm" svg:height="12.896cm" svg:x="-1.694cm" svg:y="14.761cm">
          <draw:image xlink:href="../marker.png" xlink:type="simple" xlink:show="embed" xlink:actuate="onLoad">
            <text:p/>
          </draw:image>
        </draw:frame>
        <draw:rect draw:style-name="gr13" draw:text-style-name="P1" draw:layer="layout" svg:width="1.454cm" svg:height="2.761cm" svg:x="14.025cm" svg:y="18.387cm">
          <text:p/>
        </draw:rect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12" draw:text-style-name="P1" draw:layer="layout" svg:width="25.514cm" svg:height="12.896cm" svg:x="-1.694cm" svg:y="14.761cm">
          <draw:image xlink:href="../marker.png" xlink:type="simple" xlink:show="embed" xlink:actuate="onLoad">
            <text:p/>
          </draw:image>
        </draw:frame>
        <draw:frame draw:style-name="gr12" draw:text-style-name="P1" draw:layer="layout" svg:width="25.514cm" svg:height="12.896cm" svg:x="2.938cm" svg:y="-6.264cm">
          <draw:image xlink:href="../marker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_fin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ominó </text:span><text:span text:style-name="T8">avanzado</text:span></text:p>
          </draw:text-box>
        </draw:frame>
        <draw:frame draw:style-name="gr14" draw:text-style-name="P4" draw:layer="layout" svg:width="24.842cm" svg:height="10.5cm" svg:x="2.031cm" svg:y="6.531cm">
          <draw:text-box>
            <text:list text:style-name="L2">
              <text:list-item>
                <text:p text:style-name="P3"><text:span text:style-name="T7">El </text:span><text:span text:style-name="T6">tiempo</text:span><text:span text:style-name="T3"> </text:span><text:span text:style-name="T6">pensando </text:span><text:span text:style-name="T3">un movimiento aporta información</text:span></text:p>
              </text:list-item>
              <text:list-item>
                <text:p text:style-name="P3"><text:span text:style-name="T6">Cambio de roles</text:span><text:span text:style-name="T3"> durante la partida</text:span><text:span text:style-name="T3"><text:line-break/></text:span><text:span text:style-name="T3"> <text:s text:c="3"/>Un jugador candidato a ganar</text:span><text:span text:style-name="T3"><text:line-break/></text:span><text:span text:style-name="T3"> <text:s text:c="3"/>Su cumpañero le apoya</text:span><text:span text:style-name="T3"><text:line-break/></text:span><text:span text:style-name="T3"> <text:s text:c="3"/>La pareja contraria intenta que pas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10"><text:span text:style-name="T5">Dominó </text:span><text:span text:style-name="T8">avanzado</text:span></text:p>
          </draw:text-box>
        </draw:frame>
        <draw:frame draw:style-name="gr15" draw:text-style-name="P4" draw:layer="layout" svg:width="24.842cm" svg:height="12.01cm" svg:x="2.031cm" svg:y="6.531cm">
          <draw:text-box>
            <text:list text:style-name="L2">
              <text:list-item>
                <text:p text:style-name="P11"><text:span text:style-name="T3">El correcto desempeño de los roles necesita de memoria durante la partida</text:span></text:p>
              </text:list-item>
            </text:list>
            <text:p text:style-name="P11"><text:span text:style-name="T14"><text:tab/></text:span><text:span text:style-name="T14"> <text:s/></text:span><text:span text:style-name="T14">¿Qué palo prefiere mi compañero?</text:span></text:p>
            <text:p text:style-name="P11"><text:span text:style-name="T14"><text:tab/></text:span><text:span text:style-name="T14"> <text:s/></text:span><text:span text:style-name="T14">¿Con qué palo pasó mi adversario?</text:span><text:span text:style-name="T3"><text:line-break/></text:span><text:span text:style-name="T3"> <text:s text:c="3"/></text:span><text:span text:style-name="T3"><text:line-break/></text:span><text:span text:style-name="T3"> <text:s text:c="2"/></text:span><text:span text:style-name="T3"><text:line-break/></text:span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_segundo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10"><text:span text:style-name="T5">Dominó </text:span><text:span text:style-name="T8">avanzado</text:span></text:p>
          </draw:text-box>
        </draw:frame>
        <draw:frame draw:style-name="gr16" draw:text-style-name="P4" draw:layer="layout" svg:width="24.842cm" svg:height="11.51cm" svg:x="2.031cm" svg:y="6.531cm">
          <draw:text-box>
            <text:list text:style-name="L2">
              <text:list-item>
                <text:p text:style-name="P11"><text:span text:style-name="T3">El cierre se produce cuando:</text:span><text:span text:style-name="T3"><text:line-break/></text:span><text:span text:style-name="T3"> <text:s text:c="3"/>No se pueden jugar más fichas y</text:span><text:span text:style-name="T3"><text:line-break/></text:span><text:span text:style-name="T3"> <text:s text:c="3"/>Ningún jugador ha ganado</text:span></text:p>
              </text:list-item>
              <text:list-item>
                <text:p text:style-name="P11"><text:span text:style-name="T3">Porque se han colocado todas las fichas del mismo palo y hay que jugar ese palo</text:span><text:span text:style-name="T3"><text:line-break/></text:span><text:span text:style-name="T3"> <text:s text:c="2"/></text:span><text:span text:style-name="T3"><text:line-break/></text:span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1" draw:layer="layout" svg:width="28cm" svg:height="20.999cm" svg:x="0cm" svg:y="0.001cm">
          <draw:image xlink:href="../images/cierre.png" xlink:type="simple" xlink:show="embed" xlink:actuate="onLoad">
            <text:p/>
          </draw:image>
        </draw:frame>
        <draw:frame draw:style-name="gr17" draw:text-style-name="P12" draw:layer="layout" svg:width="2.232cm" svg:height="3.71cm" svg:x="6.944cm" svg:y="10.8cm">
          <draw:text-box>
            <text:p text:style-name="P1"><text:span text:style-name="T13">1</text:span></text:p>
          </draw:text-box>
        </draw:frame>
        <draw:frame draw:style-name="gr17" draw:text-style-name="P12" draw:layer="layout" svg:width="2.232cm" svg:height="3.71cm" svg:x="5.387cm" svg:y="4.903cm">
          <draw:text-box>
            <text:p text:style-name="P1"><text:span text:style-name="T13">2</text:span></text:p>
          </draw:text-box>
        </draw:frame>
        <draw:frame draw:style-name="gr17" draw:text-style-name="P12" draw:layer="layout" svg:width="2.232cm" svg:height="3.71cm" svg:x="7.334cm" svg:y="4.903cm">
          <draw:text-box>
            <text:p text:style-name="P1"><text:span text:style-name="T13">3</text:span></text:p>
          </draw:text-box>
        </draw:frame>
        <draw:frame draw:style-name="gr17" draw:text-style-name="P12" draw:layer="layout" svg:width="2.232cm" svg:height="3.71cm" svg:x="15.518cm" svg:y="4.847cm">
          <draw:text-box>
            <text:p text:style-name="P1"><text:span text:style-name="T13">4</text:span></text:p>
          </draw:text-box>
        </draw:frame>
        <draw:frame draw:style-name="gr17" draw:text-style-name="P12" draw:layer="layout" svg:width="2.232cm" svg:height="3.71cm" svg:x="19.468cm" svg:y="4.79cm">
          <draw:text-box>
            <text:p text:style-name="P1"><text:span text:style-name="T13">6</text:span></text:p>
          </draw:text-box>
        </draw:frame>
        <draw:frame draw:style-name="gr17" draw:text-style-name="P12" draw:layer="layout" svg:width="2.232cm" svg:height="3.71cm" svg:x="21.53cm" svg:y="1.009cm">
          <draw:text-box>
            <text:p text:style-name="P1"><text:span text:style-name="T13">7</text:span></text:p>
          </draw:text-box>
        </draw:frame>
        <draw:frame draw:style-name="gr17" draw:text-style-name="P12" draw:layer="layout" svg:width="2.232cm" svg:height="3.71cm" svg:x="17.629cm" svg:y="4.368cm">
          <draw:text-box>
            <text:p text:style-name="P1"><text:span text:style-name="T13">5</text:span></text:p>
          </draw:text-box>
        </draw:frame>
        <draw:frame draw:style-name="gr12" draw:text-style-name="P1" draw:layer="layout" svg:width="3.905cm" svg:height="3.701cm" svg:x="22.567cm" svg:y="2.367cm">
          <draw:image xlink:href="../images/marker.png" xlink:type="simple" xlink:show="embed" xlink:actuate="onLoad">
            <text:p/>
          </draw:image>
        </draw:frame>
        <draw:frame draw:style-name="gr12" draw:text-style-name="P1" draw:layer="layout" svg:width="3.905cm" svg:height="3.701cm" svg:x="14.384cm" svg:y="7.533cm">
          <draw:image xlink:href="../images/marker.png" xlink:type="simple" xlink:show="embed" xlink:actuate="onLoad">
            <text:p/>
          </draw:image>
        </draw:frame>
        <draw:frame draw:style-name="gr12" draw:text-style-name="P1" draw:layer="layout" svg:width="3.905cm" svg:height="4.207cm" svg:x="16.556cm" svg:y="7.279cm">
          <draw:image xlink:href="../images/marker.png" xlink:type="simple" xlink:show="embed" xlink:actuate="onLoad">
            <text:p/>
          </draw:image>
        </draw:frame>
        <draw:frame draw:style-name="gr12" draw:text-style-name="P1" draw:layer="layout" svg:width="3.905cm" svg:height="3.701cm" svg:x="18.787cm" svg:y="7.533cm">
          <draw:image xlink:href="../images/marker.png" xlink:type="simple" xlink:show="embed" xlink:actuate="onLoad">
            <text:p/>
          </draw:image>
        </draw:frame>
        <draw:frame draw:style-name="gr12" draw:text-style-name="P1" draw:layer="layout" svg:width="3.905cm" svg:height="3.701cm" svg:x="5.268cm" svg:y="13.657cm">
          <draw:image xlink:href="../images/marker.png" xlink:type="simple" xlink:show="embed" xlink:actuate="onLoad">
            <text:p/>
          </draw:image>
        </draw:frame>
        <draw:frame draw:style-name="gr12" draw:text-style-name="P1" draw:layer="layout" svg:width="3.905cm" svg:height="3.701cm" svg:x="4.111cm" svg:y="7.589cm">
          <draw:image xlink:href="../images/marker.png" xlink:type="simple" xlink:show="embed" xlink:actuate="onLoad">
            <text:p/>
          </draw:image>
        </draw:frame>
        <draw:frame draw:style-name="gr12" draw:text-style-name="P1" draw:layer="layout" svg:width="3.905cm" svg:height="3.701cm" svg:x="6.736cm" svg:y="7.506cm">
          <draw:image xlink:href="../images/marker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8" draw:text-style-name="P4" draw:layer="layout" svg:width="24.5cm" svg:height="10.5cm" svg:x="1.295cm" svg:y="1.049cm">
          <draw:text-box>
            <text:p text:style-name="P3"><text:span text:style-name="T3">Calendario</text:span></text:p>
          </draw:text-box>
        </draw:frame>
        <draw:frame draw:style-name="gr1" draw:text-style-name="P1" draw:layer="layout" svg:width="22.068cm" svg:height="14.685cm" svg:x="2.935cm" svg:y="3.464cm">
          <draw:image xlink:href="../images/diagrama_gantt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Herramientas</text:span></text:p>
          </draw:text-box>
        </draw:frame>
        <draw:frame draw:style-name="gr1" draw:text-style-name="P1" draw:layer="layout" svg:width="8.5cm" svg:height="3.013cm" svg:x="0.732cm" svg:y="7.216cm">
          <draw:image xlink:href="../images/python-logo.png" xlink:type="simple" xlink:show="embed" xlink:actuate="onLoad">
            <text:p/>
          </draw:image>
        </draw:frame>
        <draw:frame draw:style-name="gr1" draw:text-style-name="P1" draw:layer="layout" svg:width="4.766cm" svg:height="2.774cm" svg:x="9.573cm" svg:y="7.416cm">
          <draw:image xlink:href="../images/SDL.png" xlink:type="simple" xlink:show="embed" xlink:actuate="onLoad">
            <text:p/>
          </draw:image>
        </draw:frame>
        <draw:frame draw:style-name="gr1" draw:text-style-name="P1" draw:layer="layout" svg:width="4.954cm" svg:height="2.13cm" svg:x="21.732cm" svg:y="7.586cm">
          <draw:image xlink:href="../images/latex_logo.png" xlink:type="simple" xlink:show="embed" xlink:actuate="onLoad">
            <text:p/>
          </draw:image>
        </draw:frame>
        <draw:frame draw:style-name="gr1" draw:text-style-name="P1" draw:layer="layout" svg:width="5.7cm" svg:height="1.686cm" svg:x="15.132cm" svg:y="7.716cm">
          <draw:image xlink:href="../images/pygame-logo.gif" xlink:type="simple" xlink:show="embed" xlink:actuate="onLoad">
            <text:p/>
          </draw:image>
        </draw:frame>
        <draw:frame draw:style-name="gr1" draw:text-style-name="P1" draw:layer="layout" svg:width="7.457cm" svg:height="2.385cm" svg:x="1.574cm" svg:y="14.088cm">
          <draw:image xlink:href="../images/rediris.png" xlink:type="simple" xlink:show="embed" xlink:actuate="onLoad">
            <text:p/>
          </draw:image>
        </draw:frame>
        <draw:frame draw:style-name="gr1" draw:text-style-name="P1" draw:layer="layout" svg:width="3.049cm" svg:height="2.635cm" svg:x="10.674cm" svg:y="14.088cm">
          <draw:image xlink:href="../images/subversion_logo-384x332.png" xlink:type="simple" xlink:show="embed" xlink:actuate="onLoad">
            <text:p/>
          </draw:image>
        </draw:frame>
        <draw:frame draw:style-name="gr1" draw:text-style-name="P1" draw:layer="layout" svg:width="3.5cm" svg:height="4.103cm" svg:x="16.174cm" svg:y="13.288cm">
          <draw:image xlink:href="../images/audacity.png" xlink:type="simple" xlink:show="embed" xlink:actuate="onLoad">
            <text:p/>
          </draw:image>
        </draw:frame>
        <draw:frame draw:style-name="gr1" draw:text-style-name="P1" draw:layer="layout" svg:width="5.163cm" svg:height="1.707cm" svg:x="21.211cm" svg:y="14.381cm">
          <draw:image xlink:href="../images/gforg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style-name="gr19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8" draw:layer="layout" svg:width="24.814cm" svg:height="2.963cm" svg:x="1.686cm" svg:y="3.037cm">
          <draw:text-box>
            <text:p text:style-name="P6"><text:span text:style-name="T5">Estructura de la aplicación</text:span></text:p>
          </draw:text-box>
        </draw:frame>
        <draw:frame draw:style-name="gr20" draw:text-style-name="P13" draw:layer="layout" svg:width="6.504cm" svg:height="5.211cm" svg:x="10.869cm" svg:y="7.051cm">
          <draw:text-box>
            <text:p text:style-name="P3"><text:span text:style-name="T6">Dominous</text:span></text:p>
          </draw:text-box>
        </draw:frame>
        <draw:frame draw:style-name="gr21" draw:text-style-name="P15" draw:layer="layout" svg:width="6.304cm" svg:height="5.098cm" svg:x="19.619cm" svg:y="11.3cm">
          <draw:text-box>
            <text:p text:style-name="P14"><text:span text:style-name="T15">Sistema de</text:span><text:span text:style-name="T16"> Inteligencia Artificial</text:span></text:p>
          </draw:text-box>
        </draw:frame>
        <draw:custom-shape draw:style-name="gr19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5" draw:layer="layout" svg:width="6.54cm" svg:height="5.263cm" svg:x="11.306cm" svg:y="10.883cm">
          <draw:text-box>
            <text:p text:style-name="P14"><text:span text:style-name="T15">Sistema de</text:span><text:span text:style-name="T16"> Gestión de partida de dominó</text:span></text:p>
          </draw:text-box>
        </draw:frame>
        <draw:frame draw:style-name="gr23" draw:text-style-name="P15" draw:layer="layout" svg:width="4.99cm" svg:height="5.263cm" svg:x="2.997cm" svg:y="10.847cm">
          <draw:text-box>
            <text:p text:style-name="P14"><text:span text:style-name="T16">Motor gráfico</text:span><text:span text:style-name="T17"><text:line-break/></text:span><text:span text:style-name="T17">de la aplicación</text:span></text:p>
          </draw:text-box>
        </draw:frame>
        <draw:custom-shape draw:style-name="gr24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style-name="gr25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6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28" draw:text-style-name="P17" draw:layer="layout" svg:width="6.304cm" svg:height="5.098cm" svg:x="19.619cm" svg:y="11.3cm">
          <draw:text-box>
            <text:p text:style-name="P14"><text:span text:style-name="T19">Sistema de</text:span><text:span text:style-name="T20"> Inteligencia Artificial</text:span></text:p>
          </draw:text-box>
        </draw:frame>
        <draw:custom-shape draw:style-name="gr19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7" draw:layer="layout" svg:width="6.54cm" svg:height="5.263cm" svg:x="11.306cm" svg:y="10.883cm">
          <draw:text-box>
            <text:p text:style-name="P14"><text:span text:style-name="T19">Sistema de</text:span><text:span text:style-name="T20"> Gestión de partida de dominó</text:span></text:p>
          </draw:text-box>
        </draw:frame>
        <draw:frame draw:style-name="gr30" draw:text-style-name="P15" draw:layer="layout" svg:width="4.99cm" svg:height="5.263cm" svg:x="2.997cm" svg:y="10.847cm">
          <draw:text-box>
            <text:p text:style-name="P14"><text:span text:style-name="T16">Motor gráfico</text:span><text:span text:style-name="T17"><text:line-break/></text:span><text:span text:style-name="T17">de la aplicación</text:span></text:p>
          </draw:text-box>
        </draw:frame>
        <draw:custom-shape draw:style-name="gr24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Motor gráfico </text:span><text:span text:style-name="T21">1/3</text:span></text:p>
          </draw:text-box>
        </draw:frame>
        <draw:frame draw:style-name="gr32" draw:text-style-name="P4" draw:layer="layout" svg:width="24.842cm" svg:height="10.5cm" svg:x="2.031cm" svg:y="6.632cm">
          <draw:text-box>
            <text:list text:style-name="L2">
              <text:list-item>
                <text:p text:style-name="P3"><text:span text:style-name="T3">Gestiona todo el </text:span><text:span text:style-name="T6">aspecto visual</text:span></text:p>
              </text:list-item>
            </text:list>
            <text:p text:style-name="P3"><text:span text:style-name="T3"><text:s text:c="9"/></text:span><text:span text:style-name="T3">Flujo entre secciones</text:span><text:span text:style-name="T3"><text:line-break/></text:span><text:span text:style-name="T3"> <text:s text:c="8"/>Movimiento de fichas</text:span><text:span text:style-name="T3"><text:line-break/></text:span><text:span text:style-name="T3"> <text:s text:c="8"/>Eventos</text:span><text:span text:style-name="T3"><text:line-break/></text:span><text:span text:style-name="T3"> <text:s text:c="8"/>Efectos de audio y músic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Motor gráfico </text:span><text:span text:style-name="T21">2/3</text:span></text:p>
          </draw:text-box>
        </draw:frame>
        <draw:frame draw:style-name="gr33" draw:text-style-name="P4" draw:layer="layout" svg:width="24.842cm" svg:height="11.973cm" svg:x="2.031cm" svg:y="6.631cm">
          <draw:text-box>
            <text:list text:style-name="L2">
              <text:list-item>
                <text:p text:style-name="P3"><text:span text:style-name="T3">Autómata finito para gestionar la partida</text:span></text:p>
              </text:list-item>
            </text:list>
            <text:p text:style-name="P3"><text:span text:style-name="T3"><text:s text:c="10"/></text:span><text:span text:style-name="T3">Repartiendo fichas</text:span></text:p>
            <text:p text:style-name="P3"><text:span text:style-name="T3"><text:s text:c="10"/></text:span><text:span text:style-name="T3">Animación de colocar ficha</text:span></text:p>
            <text:p text:style-name="P3"><text:span text:style-name="T3"><text:s text:c="10"/></text:span><text:span text:style-name="T3">Esperando al jugador humano</text:span></text:p>
            <text:p text:style-name="P3"><text:span text:style-name="T3"><text:s text:c="10"/></text:span><text:span text:style-name="T3">Mostrar resultado</text:span></text:p>
            <text:p text:style-name="P3"><text:span text:style-name="T3"><text:s text:c="10"/></text:span><text:span text:style-name="T3">.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automata_finito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Motor gráfico </text:span><text:span text:style-name="T21">3/3</text:span></text:p>
          </draw:text-box>
        </draw:frame>
        <draw:frame draw:style-name="gr34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6">Diseño de interfaces específico</text:span><text:span text:style-name="T3"><text:line-break/></text:span><text:span text:style-name="T3"> <text:s text:c="2"/>Líneas sencillas, botones grandes</text:span></text:p>
              </text:list-item>
              <text:list-item>
                <text:p text:style-name="P3"><text:span text:style-name="T6">Gestión de eventos</text:span><text:span text:style-name="T3"><text:line-break/></text:span><text:span text:style-name="T3"> <text:s text:c="2"/>Aumento de área de clic</text:span></text:p>
              </text:list-item>
              <text:list-item>
                <text:p text:style-name="P3"><text:span text:style-name="T6">Audio</text:span><text:span text:style-name="T3"> y </text:span><text:span text:style-name="T6">música</text:span><text:span text:style-name="T6"><text:line-break/></text:span><text:span text:style-name="T6"> </text:span><text:span text:style-name="T7"><text:s text:c="2"/>Grabación de sonidos reales y música libr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recursos_graficos_ui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custom-shape draw:style-name="gr26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16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36" draw:text-style-name="P17" draw:layer="layout" svg:width="6.304cm" svg:height="5.098cm" svg:x="19.619cm" svg:y="11.3cm">
          <draw:text-box>
            <text:p text:style-name="P14"><text:span text:style-name="T19">Sistema de</text:span><text:span text:style-name="T20"> Inteligencia Artificial</text:span></text:p>
          </draw:text-box>
        </draw:frame>
        <draw:custom-shape draw:style-name="gr26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15" draw:layer="layout" svg:width="6.54cm" svg:height="5.263cm" svg:x="11.306cm" svg:y="10.883cm">
          <draw:text-box>
            <text:p text:style-name="P14"><text:span text:style-name="T15">Sistema de</text:span><text:span text:style-name="T16"> Gestión de partida de dominó</text:span></text:p>
          </draw:text-box>
        </draw:frame>
        <draw:frame draw:style-name="gr38" draw:text-style-name="P17" draw:layer="layout" svg:width="4.99cm" svg:height="5.263cm" svg:x="2.997cm" svg:y="10.847cm">
          <draw:text-box>
            <text:p text:style-name="P14"><text:span text:style-name="T20">Motor gráfico</text:span><text:span text:style-name="T22"><text:line-break/></text:span><text:span text:style-name="T22">de la aplicación</text:span></text:p>
          </draw:text-box>
        </draw:frame>
        <draw:custom-shape draw:style-name="gr24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Gestión partida dominó</text:span></text:p>
          </draw:text-box>
        </draw:frame>
        <draw:frame draw:style-name="gr39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3">Se ocupa de la </text:span><text:span text:style-name="T6">partida</text:span><text:span text:style-name="T3"> y </text:span><text:span text:style-name="T6">usuarios</text:span></text:p>
              </text:list-item>
              <text:list-item>
                <text:p text:style-name="P3"><text:span text:style-name="T3">Control de</text:span><text:span text:style-name="T3"><text:line-break/></text:span><text:span text:style-name="T3"><text:tab/></text:span><text:span text:style-name="T6">Fichas</text:span><text:span text:style-name="T6"><text:line-break/></text:span><text:span text:style-name="T6"><text:tab/></text:span><text:span text:style-name="T6">Tiempos</text:span><text:span text:style-name="T6"><text:line-break/></text:span><text:span text:style-name="T6"><text:tab/></text:span><text:span text:style-name="T6">reglas</text:span></text:p>
              </text:list-item>
              <text:list-item>
                <text:p text:style-name="P3"><text:span text:style-name="T6">Registro de partida</text:span><text:span text:style-name="T3">, para el sistema de I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rect draw:style-name="gr40" draw:text-style-name="P1" draw:layer="layout" svg:width="28cm" svg:height="21cm" svg:x="0cm" svg:y="0cm">
          <text:p/>
        </draw:rect>
        <draw:custom-shape draw:style-name="gr41" draw:text-style-name="P1" draw:layer="layout" svg:width="24.628cm" svg:height="22.712cm" svg:x="1.646cm" svg:y="1.303cm">
          <text:p/>
          <draw:enhanced-geometry svg:viewBox="0 0 21600 21600" draw:path-stretchpoint-x="10800" draw:path-stretchpoint-y="10800" draw:text-areas="?f3 ?f4 ?f5 ?f6" draw:type="round-rectangle" draw:modifiers="1150.706643772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21.138cm" svg:height="19.949cm" svg:x="3.519cm" svg:y="10.45cm">
          <text:p/>
          <draw:enhanced-geometry svg:viewBox="0 0 21600 21600" draw:path-stretchpoint-x="10800" draw:path-stretchpoint-y="10800" draw:text-areas="?f3 ?f4 ?f5 ?f6" draw:type="round-rectangle" draw:modifiers="1381.533834586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" draw:layer="layout" svg:width="13.077cm" svg:height="12.207cm" svg:x="9.579cm" svg:y="13.765cm">
          <text:p/>
          <draw:enhanced-geometry svg:viewBox="0 0 21600 21600" draw:path-stretchpoint-x="10800" draw:path-stretchpoint-y="10800" draw:text-areas="?f3 ?f4 ?f5 ?f6" draw:type="round-rectangle" draw:modifiers="1335.84534731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18" draw:layer="layout" svg:width="6.234cm" svg:height="10.721cm" svg:x="11cm" svg:y="14.982cm">
          <draw:text-box>
            <text:p><text:span text:style-name="T23">player</text:span></text:p>
            <text:p><text:span text:style-name="T23">tile</text:span></text:p>
            <text:p><text:span text:style-name="T23">side</text:span></text:p>
            <text:p><text:span text:style-name="T23">left</text:span></text:p>
            <text:p><text:span text:style-name="T23">right</text:span></text:p>
            <text:p><text:span text:style-name="T23">mtime</text:span></text:p>
            <text:p><text:span text:style-name="T24"/></text:p>
          </draw:text-box>
        </draw:frame>
        <draw:frame draw:style-name="gr45" draw:text-style-name="P19" draw:layer="layout" svg:width="5.974cm" svg:height="9.839cm" svg:x="17.494cm" svg:y="14.972cm">
          <draw:text-box>
            <text:p><text:span text:style-name="T25">2</text:span></text:p>
            <text:p><text:span text:style-name="T25">66</text:span></text:p>
            <text:p><text:span text:style-name="T25">left</text:span></text:p>
            <text:p><text:span text:style-name="T25">6</text:span></text:p>
            <text:p><text:span text:style-name="T25">6</text:span></text:p>
            <text:p><text:span text:style-name="T25">2</text:span></text:p>
          </draw:text-box>
        </draw:frame>
        <draw:frame draw:style-name="gr46" draw:text-style-name="P20" draw:layer="layout" svg:width="15.742cm" svg:height="1.847cm" svg:x="5.201cm" svg:y="11.175cm">
          <draw:text-box>
            <text:p><text:span text:style-name="T23">starting_player <text:s/></text:span><text:span text:style-name="T25">2</text:span></text:p>
          </draw:text-box>
        </draw:frame>
        <draw:frame draw:style-name="gr46" draw:text-style-name="P20" draw:layer="layout" svg:width="10.662cm" svg:height="6.635cm" svg:x="3.854cm" svg:y="2.501cm">
          <draw:text-box>
            <text:p><text:span text:style-name="T23">date</text:span></text:p>
            <text:p><text:span text:style-name="T23">points_team1</text:span></text:p>
            <text:p><text:span text:style-name="T23">points_team2</text:span></text:p>
            <text:p><text:span text:style-name="T23">winner_team</text:span></text:p>
          </draw:text-box>
        </draw:frame>
        <draw:frame draw:style-name="gr46" draw:text-style-name="P21" draw:layer="layout" svg:width="8.969cm" svg:height="5.039cm" svg:x="15.4cm" svg:y="2.502cm">
          <draw:text-box>
            <text:p><text:span text:style-name="T25">30/11/2011</text:span></text:p>
            <text:p><text:span text:style-name="T25">21</text:span></text:p>
            <text:p><text:span text:style-name="T25">7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rect draw:style-name="gr40" draw:text-style-name="P1" draw:layer="layout" svg:width="28cm" svg:height="21cm" svg:x="0cm" svg:y="0cm">
          <text:p/>
        </draw:rect>
        <draw:rect draw:style-name="gr47" draw:text-style-name="P1" draw:layer="layout" svg:width="24.631cm" svg:height="25.271cm" svg:x="1.667cm" svg:y="-1.795cm">
          <text:p/>
        </draw:rect>
        <draw:custom-shape draw:style-name="gr42" draw:text-style-name="P1" draw:layer="layout" svg:width="21.138cm" svg:height="19.949cm" svg:x="3.519cm" svg:y="3.102cm">
          <text:p/>
          <draw:enhanced-geometry svg:viewBox="0 0 21600 21600" draw:path-stretchpoint-x="10800" draw:path-stretchpoint-y="10800" draw:text-areas="?f3 ?f4 ?f5 ?f6" draw:type="round-rectangle" draw:modifiers="1381.533834586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" draw:layer="layout" svg:width="13.077cm" svg:height="12.207cm" svg:x="9.579cm" svg:y="6.417cm">
          <text:p/>
          <draw:enhanced-geometry svg:viewBox="0 0 21600 21600" draw:path-stretchpoint-x="10800" draw:path-stretchpoint-y="10800" draw:text-areas="?f3 ?f4 ?f5 ?f6" draw:type="round-rectangle" draw:modifiers="1335.84534731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22" draw:layer="layout" svg:width="6.234cm" svg:height="10.721cm" svg:x="11cm" svg:y="7.634cm">
          <draw:text-box>
            <text:p><text:span text:style-name="T23">player</text:span></text:p>
            <text:p><text:span text:style-name="T23">tile</text:span></text:p>
            <text:p><text:span text:style-name="T23">side</text:span></text:p>
            <text:p><text:span text:style-name="T23">left</text:span></text:p>
            <text:p><text:span text:style-name="T23">right</text:span></text:p>
            <text:p><text:span text:style-name="T23">mtime</text:span></text:p>
            <text:p><text:span text:style-name="T26"/></text:p>
          </draw:text-box>
        </draw:frame>
        <draw:frame draw:style-name="gr45" draw:text-style-name="P19" draw:layer="layout" svg:width="5.974cm" svg:height="9.839cm" svg:x="17.494cm" svg:y="7.624cm">
          <draw:text-box>
            <text:p><text:span text:style-name="T25">1</text:span></text:p>
            <text:p><text:span text:style-name="T25">34</text:span></text:p>
            <text:p><text:span text:style-name="T25">left</text:span></text:p>
            <text:p><text:span text:style-name="T25">3</text:span></text:p>
            <text:p><text:span text:style-name="T25">4</text:span></text:p>
            <text:p><text:span text:style-name="T25">2</text:span></text:p>
          </draw:text-box>
        </draw:frame>
        <draw:frame draw:style-name="gr46" draw:text-style-name="P20" draw:layer="layout" svg:width="15.742cm" svg:height="1.847cm" svg:x="5.201cm" svg:y="3.827cm">
          <draw:text-box>
            <text:p><text:span text:style-name="T23">starting_player <text:s/></text:span><text:span text:style-name="T25">1</text:span></text:p>
          </draw:text-box>
        </draw:frame>
        <draw:custom-shape draw:style-name="gr43" draw:text-style-name="P1" draw:layer="layout" svg:width="13.077cm" svg:height="12.207cm" svg:x="9.58cm" svg:y="19.292cm">
          <text:p/>
          <draw:enhanced-geometry svg:viewBox="0 0 21600 21600" draw:path-stretchpoint-x="10800" draw:path-stretchpoint-y="10800" draw:text-areas="?f3 ?f4 ?f5 ?f6" draw:type="round-rectangle" draw:modifiers="1335.84534731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22" draw:layer="layout" svg:width="6.234cm" svg:height="10.721cm" svg:x="11.001cm" svg:y="20.509cm">
          <draw:text-box>
            <text:p><text:span text:style-name="T23">player</text:span></text:p>
            <text:p><text:span text:style-name="T23">tile</text:span></text:p>
            <text:p><text:span text:style-name="T23">side</text:span></text:p>
            <text:p><text:span text:style-name="T23">left</text:span></text:p>
            <text:p><text:span text:style-name="T23">right</text:span></text:p>
            <text:p><text:span text:style-name="T23">mtime</text:span></text:p>
            <text:p><text:span text:style-name="T26"/></text:p>
          </draw:text-box>
        </draw:frame>
        <draw:frame draw:style-name="gr45" draw:text-style-name="P19" draw:layer="layout" svg:width="5.974cm" svg:height="9.839cm" svg:x="17.495cm" svg:y="20.499cm">
          <draw:text-box>
            <text:p><text:span text:style-name="T25">2</text:span></text:p>
            <text:p><text:span text:style-name="T25">46</text:span></text:p>
            <text:p><text:span text:style-name="T25">right</text:span></text:p>
            <text:p><text:span text:style-name="T25">6</text:span></text:p>
            <text:p><text:span text:style-name="T25">4</text:span></text:p>
            <text:p><text:span text:style-name="T25">1</text:span></text:p>
          </draw:text-box>
        </draw:frame>
        <draw:custom-shape draw:style-name="gr42" draw:text-style-name="P1" draw:layer="layout" svg:width="21.138cm" svg:height="12.617cm" svg:x="3.519cm" svg:y="-10.2cm">
          <text:p/>
          <draw:enhanced-geometry svg:viewBox="0 0 21600 21600" draw:path-stretchpoint-x="10800" draw:path-stretchpoint-y="10800" draw:text-areas="?f3 ?f4 ?f5 ?f6" draw:type="round-rectangle" draw:modifiers="2756.06276747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" draw:layer="layout" svg:width="13.077cm" svg:height="12.207cm" svg:x="9.581cm" svg:y="-10.5cm">
          <text:p/>
          <draw:enhanced-geometry svg:viewBox="0 0 21600 21600" draw:path-stretchpoint-x="10800" draw:path-stretchpoint-y="10800" draw:text-areas="?f3 ?f4 ?f5 ?f6" draw:type="round-rectangle" draw:modifiers="1335.84534731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22" draw:layer="layout" svg:width="6.234cm" svg:height="10.721cm" svg:x="11.002cm" svg:y="-9.283cm">
          <draw:text-box>
            <text:p><text:span text:style-name="T23">player</text:span></text:p>
            <text:p><text:span text:style-name="T23">tile</text:span></text:p>
            <text:p><text:span text:style-name="T23">side</text:span></text:p>
            <text:p><text:span text:style-name="T23">left</text:span></text:p>
            <text:p><text:span text:style-name="T23">right</text:span></text:p>
            <text:p><text:span text:style-name="T23">mtime</text:span></text:p>
            <text:p><text:span text:style-name="T26"/></text:p>
          </draw:text-box>
        </draw:frame>
        <draw:frame draw:style-name="gr45" draw:text-style-name="P19" draw:layer="layout" svg:width="5.974cm" svg:height="9.839cm" svg:x="17.496cm" svg:y="-9.293cm">
          <draw:text-box>
            <text:p><text:span text:style-name="T25">2</text:span></text:p>
            <text:p><text:span text:style-name="T25">46</text:span></text:p>
            <text:p><text:span text:style-name="T25">right</text:span></text:p>
            <text:p><text:span text:style-name="T25">6</text:span></text:p>
            <text:p><text:span text:style-name="T25">4</text:span></text:p>
            <text:p><text:span text:style-name="T25">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custom-shape draw:style-name="gr26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16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49" draw:text-style-name="P15" draw:layer="layout" svg:width="6.304cm" svg:height="5.098cm" svg:x="19.619cm" svg:y="11.3cm">
          <draw:text-box>
            <text:p text:style-name="P14"><text:span text:style-name="T15">Sistema de</text:span><text:span text:style-name="T16"> Inteligencia Artificial</text:span></text:p>
          </draw:text-box>
        </draw:frame>
        <draw:custom-shape draw:style-name="gr26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17" draw:layer="layout" svg:width="6.54cm" svg:height="5.263cm" svg:x="11.306cm" svg:y="10.883cm">
          <draw:text-box>
            <text:p text:style-name="P14"><text:span text:style-name="T19">Sistema de</text:span><text:span text:style-name="T20"> Gestión de partida de dominó</text:span></text:p>
          </draw:text-box>
        </draw:frame>
        <draw:frame draw:style-name="gr51" draw:text-style-name="P17" draw:layer="layout" svg:width="4.99cm" svg:height="5.263cm" svg:x="2.997cm" svg:y="10.847cm">
          <draw:text-box>
            <text:p text:style-name="P14"><text:span text:style-name="T20">Motor gráfico</text:span><text:span text:style-name="T22"><text:line-break/></text:span><text:span text:style-name="T22">de la aplicación</text:span></text:p>
          </draw:text-box>
        </draw:frame>
        <draw:custom-shape draw:style-name="gr31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Inteligencia Artificial </text:span><text:span text:style-name="T21">1/2</text:span></text:p>
          </draw:text-box>
        </draw:frame>
        <draw:frame draw:style-name="gr52" draw:text-style-name="P13" draw:layer="layout" svg:width="24.842cm" svg:height="11.473cm" svg:x="1.731cm" svg:y="6.631cm">
          <draw:text-box>
            <text:p text:style-name="P3"><text:span text:style-name="T7">Estructura básica – </text:span><text:span text:style-name="T6">¿Qué necesitamos?</text:span></text:p>
            <text:list text:style-name="L2">
              <text:list-item>
                <text:p text:style-name="P3"><text:span text:style-name="T7">Sensible al </text:span><text:span text:style-name="T6">rol en la partida </text:span></text:p>
              </text:list-item>
              <text:list-item>
                <text:p text:style-name="P3"><text:span text:style-name="T6">No determinista</text:span></text:p>
              </text:list-item>
              <text:list-item>
                <text:p text:style-name="P3"><text:span text:style-name="T7">Información sobre </text:span><text:span text:style-name="T6">tiempo pensando</text:span></text:p>
              </text:list-item>
              <text:list-item>
                <text:p text:style-name="P3"><text:span text:style-name="T6">Diferentes niveles de dificultad</text:span><text:span text:style-name="T6"><text:line-break/></text:span><text:span text:style-name="T6"> <text:s text:c="2"/></text:span><text:span text:style-name="T7"><text:s text:c="2"/>Reto superab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rect draw:style-name="gr40" draw:text-style-name="P1" draw:layer="layout" svg:width="28cm" svg:height="21cm" svg:x="0cm" svg:y="0cm">
          <text:p/>
        </draw:rect>
        <draw:frame draw:style-name="gr1" draw:text-style-name="P1" draw:layer="layout" svg:width="26.393cm" svg:height="11.998cm" svg:x="1.607cm" svg:y="4.338cm">
          <draw:image xlink:href="../images/sistexp.png" xlink:type="simple" xlink:show="embed" xlink:actuate="onLoad">
            <text:p/>
          </draw:image>
        </draw:frame>
        <draw:rect draw:style-name="gr53" draw:text-style-name="P1" draw:layer="layout" svg:width="4.412cm" svg:height="5.396cm" svg:x="1.7cm" svg:y="7.483cm">
          <text:p/>
        </draw:rect>
        <draw:frame draw:style-name="gr1" draw:text-style-name="P1" draw:layer="layout" svg:width="3.857cm" svg:height="3.857cm" svg:x="1.897cm" svg:y="8.275cm">
          <draw:image xlink:href="../dominous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rect draw:style-name="gr40" draw:text-style-name="P1" draw:layer="layout" svg:width="28cm" svg:height="21cm" svg:x="0cm" svg:y="0.001cm">
          <text:p/>
        </draw:rect>
        <draw:rect draw:style-name="gr47" draw:text-style-name="P1" draw:layer="layout" svg:width="28cm" svg:height="21cm" svg:x="0cm" svg:y="0cm">
          <text:p/>
        </draw:rect>
        <draw:custom-shape draw:style-name="gr42" draw:text-style-name="P1" draw:layer="layout" svg:width="25.231cm" svg:height="19.949cm" svg:x="1.318cm" svg:y="2.102cm">
          <text:p/>
          <draw:enhanced-geometry svg:viewBox="0 0 21600 21600" draw:path-stretchpoint-x="10800" draw:path-stretchpoint-y="10800" draw:text-areas="?f3 ?f4 ?f5 ?f6" draw:type="round-rectangle" draw:modifiers="1381.533834586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" draw:layer="layout" svg:width="21.607cm" svg:height="4.167cm" svg:x="3.067cm" svg:y="5.417cm">
          <text:p/>
          <draw:enhanced-geometry svg:viewBox="0 0 21600 21600" draw:path-stretchpoint-x="10800" draw:path-stretchpoint-y="10800" draw:text-areas="?f3 ?f4 ?f5 ?f6" draw:type="round-rectangle" draw:modifiers="4829.94241842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" draw:layer="layout" svg:width="21.607cm" svg:height="5.713cm" svg:x="3.068cm" svg:y="10.233cm">
          <text:p/>
          <draw:enhanced-geometry svg:viewBox="0 0 21600 21600" draw:path-stretchpoint-x="10800" draw:path-stretchpoint-y="10800" draw:text-areas="?f3 ?f4 ?f5 ?f6" draw:type="round-rectangle" draw:modifiers="4230.031501575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" draw:layer="layout" svg:width="21.607cm" svg:height="5.713cm" svg:x="3.069cm" svg:y="16.773cm">
          <text:p/>
          <draw:enhanced-geometry svg:viewBox="0 0 21600 21600" draw:path-stretchpoint-x="10800" draw:path-stretchpoint-y="10800" draw:text-areas="?f3 ?f4 ?f5 ?f6" draw:type="round-rectangle" draw:modifiers="4230.031501575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22" draw:layer="layout" svg:width="19.056cm" svg:height="14.615cm" svg:x="4.566cm" svg:y="6.634cm">
          <draw:text-box>
            <text:p><text:span text:style-name="T23">force_passing</text:span></text:p>
            <text:p><text:span text:style-name="T23"/></text:p>
            <text:p><text:span text:style-name="T23"/></text:p>
            <text:p><text:span text:style-name="T23">same_tile_team_double</text:span></text:p>
            <text:p><text:span text:style-name="T23">same_tile_team_high</text:span></text:p>
            <text:p><text:span text:style-name="T23"/></text:p>
            <text:p><text:span text:style-name="T23"/></text:p>
            <text:p><text:span text:style-name="T23">put_any_double</text:span></text:p>
            <text:p><text:span text:style-name="T23">weight_matrix</text:span></text:p>
          </draw:text-box>
        </draw:frame>
        <draw:frame draw:style-name="gr46" draw:text-style-name="P20" draw:layer="layout" svg:width="14.049cm" svg:height="1.847cm" svg:x="3cm" svg:y="2.827cm">
          <draw:text-box>
            <text:p><text:span text:style-name="T23">hand_position <text:s/></text:span><text:span text:style-name="T25">3</text:span></text:p>
          </draw:text-box>
        </draw:frame>
        <draw:custom-shape draw:style-name="gr42" draw:text-style-name="P1" draw:layer="layout" svg:width="25.231cm" svg:height="11.77cm" svg:x="1.319cm" svg:y="-10.3cm">
          <text:p/>
          <draw:enhanced-geometry svg:viewBox="0 0 21600 21600" draw:path-stretchpoint-x="10800" draw:path-stretchpoint-y="10800" draw:text-areas="?f3 ?f4 ?f5 ?f6" draw:type="round-rectangle" draw:modifiers="2464.429530201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Inteligencia Artificial </text:span><text:span text:style-name="T21">2/2</text:span></text:p>
          </draw:text-box>
        </draw:frame>
        <draw:frame draw:style-name="gr1" draw:text-style-name="P1" draw:layer="layout" svg:width="19.001cm" svg:height="13.191cm" svg:x="4.315cm" svg:y="5.765cm">
          <draw:image xlink:href="../images/jugadores_4x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Modo laboratorio</text:span></text:p>
          </draw:text-box>
        </draw:frame>
        <draw:frame draw:style-name="gr54" draw:text-style-name="P4" draw:layer="layout" svg:width="25.425cm" svg:height="10.5cm" svg:x="1.627cm" svg:y="6.631cm">
          <draw:text-box>
            <text:p text:style-name="P3"><text:span text:style-name="T3">Enfrenta a sistemas expertos</text:span></text:p>
            <text:list text:style-name="L2">
              <text:list-item>
                <text:p text:style-name="P3"><text:span text:style-name="T7">Elección de </text:span><text:span text:style-name="T6">parejas</text:span></text:p>
              </text:list-item>
              <text:list-item>
                <text:p text:style-name="P3"><text:span text:style-name="T6">100 partidas</text:span></text:p>
              </text:list-item>
              <text:list-item>
                <text:p text:style-name="P3"><text:span text:style-name="T6">Resultados</text:span><text:span text:style-name="T7"> de las partidas </text:span></text:p>
              </text:list-item>
              <text:list-item>
                <text:p text:style-name="P3"><text:span text:style-name="T7">Evaluación sistemas expertos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1" draw:text-style-name="P1" draw:layer="layout" svg:width="27.998cm" svg:height="20.998cm" svg:x="0.001cm" svg:y="0.001cm">
          <draw:image xlink:href="../images/screenshots_la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Modo tutorial</text:span></text:p>
          </draw:text-box>
        </draw:frame>
        <draw:frame draw:style-name="gr55" draw:text-style-name="P4" draw:layer="layout" svg:width="25.425cm" svg:height="10.5cm" svg:x="1.627cm" svg:y="6.631cm">
          <draw:text-box>
            <text:p text:style-name="P3"><text:span text:style-name="T3">Explicación sencilla sobre dominó y dominous</text:span></text:p>
            <text:list text:style-name="L2">
              <text:list-item>
                <text:p text:style-name="P3"><text:span text:style-name="T6">Cómo jugar a dominó</text:span></text:p>
              </text:list-item>
              <text:list-item>
                <text:p text:style-name="P3"><text:span text:style-name="T6">Cómo utilizar la aplicación</text:span></text:p>
              </text:list-item>
            </text:list>
            <text:p text:style-name="P3"><text:span text:style-name="T6">Dominous</text:span><text:span text:style-name="T7"> está diseñado para </text:span><text:span text:style-name="T6">jugadores de cualquier eda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../../tutorial/41_jugar_parti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1" draw:text-style-name="P1" draw:layer="layout" svg:width="27.998cm" svg:height="20.998cm" svg:x="0.001cm" svg:y="0.001cm">
          <draw:image xlink:href="../../../tutorial/62_como_jugar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Extensibilidad</text:span><text:span text:style-name="T27"> </text:span><text:span text:style-name="T21">IA</text:span></text:p>
          </draw:text-box>
        </draw:frame>
        <draw:frame draw:style-name="gr56" draw:text-style-name="P4" draw:layer="layout" svg:width="25.425cm" svg:height="11.473cm" svg:x="1.627cm" svg:y="6.631cm">
          <draw:text-box>
            <text:p text:style-name="P3"><text:span text:style-name="T3">Soporte para añadir nuevos sistemas expertos</text:span></text:p>
            <text:list text:style-name="L2">
              <text:list-item>
                <text:p text:style-name="P3"><text:span text:style-name="T6">player.ini</text:span><text:span text:style-name="T7"> – nombre y configuración</text:span></text:p>
              </text:list-item>
              <text:list-item>
                <text:p text:style-name="P3"><text:span text:style-name="T6">player.py </text:span><text:span text:style-name="T7">–</text:span><text:span text:style-name="T6"> </text:span><text:span text:style-name="T3">razonamiento</text:span><text:span text:style-name="T3"><text:line-break/></text:span><text:span text:style-name="T3"> <text:s text:c="4"/>Sencillo gracias a </text:span><text:span text:style-name="T6">biblioteca de funciones</text:span></text:p>
              </text:list-item>
              <text:list-item>
                <text:p text:style-name="P3"><text:span text:style-name="T6">Detección automática</text:span><text:span text:style-name="T3"> de nuevos jugadores</text:span></text:p>
              </text:list-item>
              <text:list-item>
                <text:p text:style-name="P3"><text:span text:style-name="T6">Manual </text:span><text:span text:style-name="T3">con estructura y consej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Extensibilidad </text:span><text:span text:style-name="T21">gráfica</text:span></text:p>
          </draw:text-box>
        </draw:frame>
        <draw:frame draw:style-name="gr57" draw:text-style-name="P4" draw:layer="layout" svg:width="25.425cm" svg:height="11.473cm" svg:x="1.627cm" svg:y="6.631cm">
          <draw:text-box>
            <text:p text:style-name="P3"><text:span text:style-name="T3">Soporte para nuevos temas gráficos</text:span></text:p>
            <text:list text:style-name="L2">
              <text:list-item>
                <text:p text:style-name="P3"><text:span text:style-name="T6">Sencilla estructura</text:span><text:span text:style-name="T3"> de directorios</text:span></text:p>
              </text:list-item>
              <text:list-item>
                <text:p text:style-name="P3"><text:span text:style-name="T3">Únicamente es necesario </text:span><text:span text:style-name="T6">sustituir ficheros</text:span></text:p>
              </text:list-item>
              <text:list-item>
                <text:p text:style-name="P3"><text:span text:style-name="T6">Detección</text:span><text:span text:style-name="T3"> </text:span><text:span text:style-name="T6">automática</text:span><text:span text:style-name="T3"> de nuevos temas al arrancar el programa</text:span></text:p>
              </text:list-item>
              <text:list-item>
                <text:p text:style-name="P3"><text:span text:style-name="T6">Manual</text:span><text:span text:style-name="T3"> con formatos y consej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screenshots_game_fruits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Pruebas </text:span><text:span text:style-name="T21">1/2</text:span><text:span text:style-name="T5"> </text:span></text:p>
          </draw:text-box>
        </draw:frame>
        <draw:frame draw:style-name="gr58" draw:text-style-name="P4" draw:layer="layout" svg:width="25.425cm" svg:height="10.5cm" svg:x="1.627cm" svg:y="6.631cm">
          <draw:text-box>
            <text:p text:style-name="P3"><text:span text:style-name="T3">Pruebas de código: </text:span><text:span text:style-name="T6">Unitarias</text:span><text:span text:style-name="T7"> y de</text:span><text:span text:style-name="T6"> integración</text:span><text:span text:style-name="T6"><text:line-break/></text:span><text:span text:style-name="T3"> <text:s text:c="4"/>Motor gráfico</text:span><text:span text:style-name="T3"><text:line-break/></text:span><text:span text:style-name="T3"> <text:s text:c="4"/>Gestión de partida</text:span><text:span text:style-name="T3"><text:line-break/></text:span><text:span text:style-name="T3"> <text:s text:c="4"/>Inteligencia Artificial</text:span></text:p>
            <text:p text:style-name="P3"><text:span text:style-name="T6">PyFlakes</text:span><text:span text:style-name="T7"> para </text:span><text:span text:style-name="T6">análisis automático </text:span><text:span text:style-name="T7">de </text:span><text:span text:style-name="T6">calidad de código </text:span><text:span text:style-name="T7">Pyth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Pruebas </text:span><text:span text:style-name="T21">2/2</text:span><text:span text:style-name="T5"> </text:span></text:p>
          </draw:text-box>
        </draw:frame>
        <draw:frame draw:style-name="gr59" draw:text-style-name="P4" draw:layer="layout" svg:width="25.425cm" svg:height="10.5cm" svg:x="1.627cm" svg:y="6.631cm">
          <draw:text-box>
            <text:p text:style-name="P3"><text:span text:style-name="T3">Pruebas de </text:span><text:span text:style-name="T6">jugabilidad</text:span><text:span text:style-name="T3">, </text:span><text:span text:style-name="T6">usabilidad</text:span><text:span text:style-name="T3"> y </text:span><text:span text:style-name="T6">experiencia de usuario</text:span></text:p>
            <text:list text:style-name="L2">
              <text:list-item>
                <text:p text:style-name="P3"><text:span text:style-name="T6">Pruebas de campo</text:span><text:span text:style-name="T7"> con </text:span><text:span text:style-name="T6">cuatro perfiles</text:span></text:p>
              </text:list-item>
              <text:list-item>
                <text:p text:style-name="P3"><text:span text:style-name="T6">Diferentes objetivos</text:span></text:p>
              </text:list-item>
              <text:list-item>
                <text:p text:style-name="P3"><text:span text:style-name="T6">Feedback</text:span><text:span text:style-name="T7"> en tiempo rea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Estadísticas </text:span><text:span text:style-name="T21">1/3</text:span></text:p>
          </draw:text-box>
        </draw:frame>
        <draw:frame draw:style-name="gr60" draw:text-style-name="P4" draw:layer="layout" svg:width="25.425cm" svg:height="10.5cm" svg:x="1.627cm" svg:y="6.631cm">
          <draw:text-box>
            <text:p text:style-name="P3"><text:span text:style-name="T3">Análisis de la forja mediante </text:span><text:span text:style-name="T6">StatSVN</text:span></text:p>
            <text:list text:style-name="L2">
              <text:list-item>
                <text:p text:style-name="P3"><text:span text:style-name="T6">7726</text:span><text:span text:style-name="T3"> líneas de código</text:span></text:p>
              </text:list-item>
            </text:list>
            <text:list text:style-name="L3">
              <text:list-item>
                <text:p text:style-name="P3"><text:span text:style-name="T6">219 </text:span><text:span text:style-name="T3">ficheros</text:span></text:p>
              </text:list-item>
            </text:list>
            <text:list text:style-name="L2">
              <text:list-item>
                <text:p text:style-name="P3"><text:span text:style-name="T6">530</text:span><text:span text:style-name="T3"> revisiones</text:span></text:p>
                <text:p text:style-name="P3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Estadísticas </text:span><text:span text:style-name="T21">2/3</text:span></text:p>
          </draw:text-box>
        </draw:frame>
        <draw:frame draw:style-name="gr1" draw:text-style-name="P1" draw:layer="layout" svg:width="24.143cm" svg:height="10.992cm" svg:x="1.973cm" svg:y="6.76cm">
          <draw:image xlink:href="../images/tagclou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rect draw:style-name="gr61" draw:text-style-name="P1" draw:layer="layout" svg:width="28cm" svg:height="21cm" svg:x="0cm" svg:y="0cm">
          <text:p/>
        </draw:rect>
        <draw:frame draw:style-name="gr1" draw:text-style-name="P1" draw:layer="layout" svg:width="26.442cm" svg:height="18.269cm" svg:x="0.521cm" svg:y="1.27cm">
          <draw:image xlink:href="../images/lo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Conclusiones </text:span><text:span text:style-name="T9">1/2</text:span></text:p>
          </draw:text-box>
        </draw:frame>
        <draw:frame draw:style-name="gr62" draw:text-style-name="P4" draw:layer="layout" svg:width="25.425cm" svg:height="11.973cm" svg:x="1.627cm" svg:y="6.631cm">
          <draw:text-box>
            <text:p text:style-name="P3"><text:span text:style-name="T3">¿Qué hemos conseguido con este proyecto?</text:span></text:p>
            <text:list text:style-name="L2">
              <text:list-item>
                <text:p text:style-name="P3"><text:span text:style-name="T3">Primer </text:span><text:span text:style-name="T6">simulador libre</text:span><text:span text:style-name="T3"> de dominó</text:span></text:p>
              </text:list-item>
              <text:list-item>
                <text:p text:style-name="P3"><text:span text:style-name="T3">Aplicación de lo aprendido en la </text:span><text:span text:style-name="T6">carrera</text:span></text:p>
              </text:list-item>
              <text:list-item>
                <text:p text:style-name="P3"><text:span text:style-name="T6">Aprendizaje</text:span><text:span text:style-name="T3"> del juego de dominó</text:span></text:p>
              </text:list-item>
              <text:list-item>
                <text:p text:style-name="P3"><text:span text:style-name="T3">Proyecto realizado de forma </text:span><text:span text:style-name="T6">íntegra</text:span></text:p>
              </text:list-item>
              <text:list-item>
                <text:p text:style-name="P3"><text:span text:style-name="T6">Multiplataform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dominous_ubuntu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dominous_windows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Conclusiones </text:span><text:span text:style-name="T9">2/2</text:span></text:p>
          </draw:text-box>
        </draw:frame>
        <draw:frame draw:style-name="gr63" draw:text-style-name="P4" draw:layer="layout" svg:width="25.425cm" svg:height="10.5cm" svg:x="1.627cm" svg:y="6.631cm">
          <draw:text-box>
            <text:p text:style-name="P3"><text:span text:style-name="T3">Trabajos futuros:</text:span></text:p>
            <text:list text:style-name="L2">
              <text:list-item>
                <text:p text:style-name="P3"><text:span text:style-name="T6">Juego en red</text:span></text:p>
              </text:list-item>
              <text:list-item>
                <text:p text:style-name="P3"><text:span text:style-name="T6">Servidor web</text:span><text:span text:style-name="T3"> de sistemas expertos</text:span></text:p>
              </text:list-item>
              <text:list-item>
                <text:p text:style-name="P3"><text:span text:style-name="T6">Migración</text:span><text:span text:style-name="T7"> a más sistem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ifusión</text:span></text:p>
          </draw:text-box>
        </draw:frame>
        <draw:frame draw:style-name="gr64" draw:text-style-name="P4" draw:layer="layout" svg:width="25.425cm" svg:height="10.5cm" svg:x="1.627cm" svg:y="6.631cm">
          <draw:text-box>
            <text:list text:style-name="L2">
              <text:list-header>
                <text:p text:style-name="P3"><text:span text:style-name="T3"/></text:p>
                <text:p text:style-name="P3"><text:span text:style-name="T3"/></text:p>
              </text:list-header>
            </text:list>
          </draw:text-box>
        </draw:frame>
        <draw:frame draw:style-name="gr1" draw:text-style-name="P1" draw:layer="layout" svg:width="11.412cm" svg:height="4.485cm" svg:x="13.529cm" svg:y="3.293cm">
          <draw:image xlink:href="../images/guadalinex.png" xlink:type="simple" xlink:show="embed" xlink:actuate="onLoad">
            <text:p/>
          </draw:image>
        </draw:frame>
        <draw:frame draw:style-name="gr1" draw:text-style-name="P1" draw:layer="layout" svg:width="5.761cm" svg:height="1.672cm" svg:x="20.197cm" svg:y="14.853cm">
          <draw:image xlink:href="../images/logo-rosa-cusl4.png" xlink:type="simple" xlink:show="embed" xlink:actuate="onLoad">
            <text:p/>
          </draw:image>
        </draw:frame>
        <draw:frame draw:style-name="gr1" draw:text-style-name="P1" draw:layer="layout" svg:width="3.656cm" svg:height="2.499cm" svg:x="9.128cm" svg:y="14.402cm">
          <draw:image xlink:href="../images/logo.png" xlink:type="simple" xlink:show="embed" xlink:actuate="onLoad">
            <text:p/>
          </draw:image>
        </draw:frame>
        <draw:frame draw:style-name="gr1" draw:text-style-name="P1" draw:layer="layout" svg:width="3.564cm" svg:height="2.856cm" svg:x="14.553cm" svg:y="14.286cm">
          <draw:image xlink:href="../images/logo_cusl_uca.png" xlink:type="simple" xlink:show="embed" xlink:actuate="onLoad">
            <text:p/>
          </draw:image>
        </draw:frame>
        <draw:frame draw:style-name="gr1" draw:text-style-name="P1" draw:layer="layout" svg:width="6.376cm" svg:height="2.039cm" svg:x="2.17cm" svg:y="10.296cm">
          <draw:image xlink:href="../images/rediris.png" xlink:type="simple" xlink:show="embed" xlink:actuate="onLoad">
            <text:p/>
          </draw:image>
        </draw:frame>
        <draw:frame draw:style-name="gr1" draw:text-style-name="P1" draw:layer="layout" svg:width="5.446cm" svg:height="3.851cm" svg:x="2.047cm" svg:y="13.899cm">
          <draw:image xlink:href="../images/youtube-logo.png" xlink:type="simple" xlink:show="embed" xlink:actuate="onLoad">
            <text:p/>
          </draw:image>
        </draw:frame>
        <draw:frame draw:style-name="gr1" draw:text-style-name="P1" draw:layer="layout" svg:width="7.064cm" svg:height="1.926cm" svg:x="10.793cm" svg:y="10.296cm">
          <draw:image xlink:href="../images/advuca.png" xlink:type="simple" xlink:show="embed" xlink:actuate="onLoad">
            <text:p/>
          </draw:image>
        </draw:frame>
        <draw:frame draw:style-name="gr1" draw:text-style-name="P1" draw:layer="layout" svg:width="4.486cm" svg:height="4.487cm" svg:x="20.575cm" svg:y="9.077cm">
          <draw:image xlink:href="../images/oslu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youtube_we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rediris_we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Bibliografía</text:span></text:p>
          </draw:text-box>
        </draw:frame>
        <draw:frame draw:style-name="gr65" draw:text-style-name="P23" draw:layer="layout" svg:width="25.425cm" svg:height="10.5cm" svg:x="1.627cm" svg:y="6.631cm">
          <draw:text-box>
            <text:list text:style-name="L2">
              <text:list-item>
                <text:p text:style-name="P3"><text:span text:style-name="T28">B. Ruipérez Moral. Libro del dominó. Otero Ediciones, 1990.</text:span></text:p>
              </text:list-item>
              <text:list-item>
                <text:p text:style-name="P3"><text:span text:style-name="T28">Mark Pilgrim. Dive Into Python. APress, 2004. ISBN 1590593561.</text:span></text:p>
              </text:list-item>
              <text:list-item>
                <text:p text:style-name="P3"><text:span text:style-name="T28">http://docs.python.org</text:span></text:p>
              </text:list-item>
              <text:list-item>
                <text:p text:style-name="P3"><text:span text:style-name="T28">http://www.pygame.org/docs</text:span></text:p>
              </text:list-item>
              <text:list-item>
                <text:p text:style-name="P3"><text:span text:style-name="T28">Pablo Recio Quijano. </text:span><text:span text:style-name="T29">Ampliación y reingeniería de un sistema experto basado en reglas con fines educativos.</text:span><text:span text:style-name="T28"> PFC Ingeniería Técnica en Informática de Sistemas, Universidad de Cádiz, 2010</text:span></text:p>
              </text:list-item>
              <text:list-item>
                <text:p text:style-name="P3"><text:span text:style-name="T28">http://idiginbpel.wordpress.com/2010/03/11/doxygen-python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emostracion</text:span></text:p>
          </draw:text-box>
        </draw:frame>
        <draw:frame draw:style-name="gr1" draw:text-style-name="P1" draw:layer="layout" svg:width="5.078cm" svg:height="5.172cm" svg:x="11.436cm" svg:y="9.098cm">
          <draw:image xlink:href="../images/dominous_ico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Gracias por su atención</text:span></text:p>
          </draw:text-box>
        </draw:frame>
        <draw:frame draw:style-name="gr66" draw:text-style-name="P4" draw:layer="layout" svg:width="25.425cm" svg:height="11.973cm" svg:x="1.627cm" svg:y="6.631cm">
          <draw:text-box>
            <text:p text:style-name="P3"><text:span text:style-name="T3">Para más </text:span><text:span text:style-name="T6">información</text:span><text:span text:style-name="T3"> y </text:span><text:span text:style-name="T6">descargas</text:span><text:span text:style-name="T3">:</text:span></text:p>
            <text:list text:style-name="L2">
              <text:list-item>
                <text:p text:style-name="P3"><text:span text:style-name="T7">http://dominous.forja.rediris.es</text:span></text:p>
              </text:list-item>
              <text:list-item>
                <text:p text:style-name="P3"><text:span text:style-name="T7">https://forja.rediris.es/projects/dominous</text:span></text:p>
              </text:list-item>
              <text:list-item>
                <text:p text:style-name="P3"><text:span text:style-name="T7"><text:a xlink:href="http://www.3oheme.com/dominous">http://www.3oheme.com/dominous</text:a></text:span></text:p>
                <text:p text:style-name="P3"><text:span text:style-name="T7"/></text:p>
                <text:p text:style-name="P3"><text:span text:style-name="T6"/></text:p>
              </text:list-item>
            </text:list>
          </draw:text-box>
        </draw:frame>
        <draw:frame draw:style-name="gr67" draw:text-style-name="P13" draw:layer="layout" svg:width="7.62cm" svg:height="2.41cm" svg:x="18.626cm" svg:y="15.631cm">
          <draw:text-box>
            <text:p text:style-name="P3"><text:span text:style-name="T6">¿Pregunta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hatch draw:name="Black_20_0_20_Degrees" draw:display-name="Black 0 Degrees" draw:style="single" draw:color="#000000" draw:distance="0.102cm" draw:rotation="0"/>
    <draw:fill-image draw:name="background" xlink:href="Pictures/1000000000000384000002BC82A8CE3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Open Sans'" style:font-family-generic="swiss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Open Sans'" style:font-family-generic="swiss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46H05M35S</meta:editing-duration>
    <meta:editing-cycles>60</meta:editing-cycles>
    <meta:generator>OpenOffice.org/3.2$Win32 OpenOffice.org_project/320m12$Build-9483</meta:generator>
    <dc:date>2011-11-28T21:33:16.17</dc:date>
    <dc:creator>Ignacio Palomo Duarte</dc:creator>
    <meta:document-statistic meta:object-count="339"/>
  </office:meta>
</office:document-meta>
</file>